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" svg:font-family="Times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9.001cm" style:page-number="auto" fo:break-before="auto" fo:break-after="auto" table:align="margins" fo:background-color="transparent" style:shadow="none" fo:keep-with-next="auto" style:may-break-between-rows="true" style:writing-mode="page" table:border-model="collapsing">
        <style:background-image/>
      </style:table-properties>
    </style:style>
    <style:style style:name="Tabela1.A" style:family="table-column">
      <style:table-column-properties style:column-width="2.09cm" style:rel-column-width="1185*"/>
    </style:style>
    <style:style style:name="Tabela1.B" style:family="table-column">
      <style:table-column-properties style:column-width="2.66cm" style:rel-column-width="1508*"/>
    </style:style>
    <style:style style:name="Tabela1.C" style:family="table-column">
      <style:table-column-properties style:column-width="4.75cm" style:rel-column-width="2693*"/>
    </style:style>
    <style:style style:name="Tabela1.E" style:family="table-column">
      <style:table-column-properties style:column-width="0.053cm" style:rel-column-width="30*"/>
    </style:style>
    <style:style style:name="Tabela1.F" style:family="table-column">
      <style:table-column-properties style:column-width="4.697cm" style:rel-column-width="2663*"/>
    </style:style>
    <style:style style:name="Tabela1.1" style:family="table-row">
      <style:table-row-properties style:min-row-height="0.702cm"/>
    </style:style>
    <style:style style:name="Tabela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a1.3" style:family="table-row">
      <style:table-row-properties style:min-row-height="0.991cm"/>
    </style:style>
    <style:style style:name="Tabela1.4" style:family="table-row">
      <style:table-row-properties fo:keep-together="auto"/>
    </style:style>
    <style:style style:name="Tabela1.6" style:family="table-row">
      <style:table-row-properties fo:background-color="transparent" fo:keep-together="auto">
        <style:background-image/>
      </style:table-row-properties>
    </style:style>
    <style:style style:name="Tabela1.C6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2" style:family="table">
      <style:table-properties style:width="12.019cm" table:align="margins"/>
    </style:style>
    <style:style style:name="Tabela2.A" style:family="table-column">
      <style:table-column-properties style:column-width="1.092cm" style:rel-column-width="861*"/>
    </style:style>
    <style:style style:name="Tabela2.B" style:family="table-column">
      <style:table-column-properties style:column-width="1.094cm" style:rel-column-width="862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K1" style:family="table-cell">
      <style:table-cell-properties fo:padding="0.097cm" fo:border="0.05pt solid #000000"/>
    </style:style>
    <style:style style:name="Tabela4" style:family="table">
      <style:table-properties style:width="4.556cm" style:rel-width="100%" table:align="left"/>
    </style:style>
    <style:style style:name="Tabela4.A" style:family="table-column">
      <style:table-column-properties style:column-width="0.82cm" style:rel-column-width="465*"/>
    </style:style>
    <style:style style:name="Tabela4.B" style:family="table-column">
      <style:table-column-properties style:column-width="0.728cm" style:rel-column-width="413*"/>
    </style:style>
    <style:style style:name="Tabela4.F" style:family="table-column">
      <style:table-column-properties style:column-width="0.822cm" style:rel-column-width="466*"/>
    </style:style>
    <style:style style:name="Tabela4.1" style:family="table-row"/>
    <style:style style:name="Tabela4.A1" style:family="table-cell">
      <style:table-cell-properties style:vertical-align="bottom" fo:padding="0.097cm" fo:border="none"/>
    </style:style>
    <style:style style:name="Tabela3" style:family="table">
      <style:table-properties style:width="4.556cm" style:rel-width="100%" table:align="left"/>
    </style:style>
    <style:style style:name="Tabela3.A" style:family="table-column">
      <style:table-column-properties style:column-width="0.82cm" style:rel-column-width="465*"/>
    </style:style>
    <style:style style:name="Tabela3.B" style:family="table-column">
      <style:table-column-properties style:column-width="0.728cm" style:rel-column-width="413*"/>
    </style:style>
    <style:style style:name="Tabela3.D" style:family="table-column">
      <style:table-column-properties style:column-width="0.72cm" style:rel-column-width="408*"/>
    </style:style>
    <style:style style:name="Tabela3.F" style:family="table-column">
      <style:table-column-properties style:column-width="0.831cm" style:rel-column-width="471*"/>
    </style:style>
    <style:style style:name="Tabela3.1" style:family="table-row"/>
    <style:style style:name="Tabela3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5" style:family="table">
      <style:table-properties style:width="4.556cm" style:rel-width="100%" table:align="left"/>
    </style:style>
    <style:style style:name="Tabela5.A" style:family="table-column">
      <style:table-column-properties style:column-width="0.82cm" style:rel-column-width="465*"/>
    </style:style>
    <style:style style:name="Tabela5.B" style:family="table-column">
      <style:table-column-properties style:column-width="0.728cm" style:rel-column-width="413*"/>
    </style:style>
    <style:style style:name="Tabela5.D" style:family="table-column">
      <style:table-column-properties style:column-width="0.72cm" style:rel-column-width="408*"/>
    </style:style>
    <style:style style:name="Tabela5.F" style:family="table-column">
      <style:table-column-properties style:column-width="0.831cm" style:rel-column-width="471*"/>
    </style:style>
    <style:style style:name="Tabela5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6" style:family="table">
      <style:table-properties style:width="4.556cm" style:rel-width="100%" table:align="left"/>
    </style:style>
    <style:style style:name="Tabela6.A" style:family="table-column">
      <style:table-column-properties style:column-width="0.82cm" style:rel-column-width="465*"/>
    </style:style>
    <style:style style:name="Tabela6.B" style:family="table-column">
      <style:table-column-properties style:column-width="0.728cm" style:rel-column-width="413*"/>
    </style:style>
    <style:style style:name="Tabela6.F" style:family="table-column">
      <style:table-column-properties style:column-width="0.822cm" style:rel-column-width="466*"/>
    </style:style>
    <style:style style:name="Tabela6.1" style:family="table-row"/>
    <style:style style:name="Tabela6.A1" style:family="table-cell">
      <style:table-cell-properties style:vertical-align="bottom" fo:padding="0.097cm" fo:border="none"/>
    </style:style>
    <style:style style:name="Tabela7" style:family="table">
      <style:table-properties style:width="4.556cm" style:rel-width="100%" fo:margin-left="0cm" table:align="left"/>
    </style:style>
    <style:style style:name="Tabela7.A" style:family="table-column">
      <style:table-column-properties style:column-width="0.82cm" style:rel-column-width="465*"/>
    </style:style>
    <style:style style:name="Tabela7.B" style:family="table-column">
      <style:table-column-properties style:column-width="0.728cm" style:rel-column-width="413*"/>
    </style:style>
    <style:style style:name="Tabela7.F" style:family="table-column">
      <style:table-column-properties style:column-width="0.822cm" style:rel-column-width="466*"/>
    </style:style>
    <style:style style:name="Tabela7.1" style:family="table-row">
      <style:table-row-properties style:min-row-height="0.591cm"/>
    </style:style>
    <style:style style:name="Tabela7.A1" style:family="table-cell">
      <style:table-cell-properties style:vertical-align="bottom" fo:padding="0.097cm" fo:border="none"/>
    </style:style>
    <style:style style:name="Tabela7.2" style:family="table-row">
      <style:table-row-properties style:min-row-height="0.695cm"/>
    </style:style>
    <style:style style:name="Tabela8" style:family="table">
      <style:table-properties style:width="4.556cm" style:rel-width="100%" table:align="left"/>
    </style:style>
    <style:style style:name="Tabela8.A" style:family="table-column">
      <style:table-column-properties style:column-width="0.82cm" style:rel-column-width="465*"/>
    </style:style>
    <style:style style:name="Tabela8.B" style:family="table-column">
      <style:table-column-properties style:column-width="0.728cm" style:rel-column-width="413*"/>
    </style:style>
    <style:style style:name="Tabela8.D" style:family="table-column">
      <style:table-column-properties style:column-width="0.714cm" style:rel-column-width="405*"/>
    </style:style>
    <style:style style:name="Tabela8.F" style:family="table-column">
      <style:table-column-properties style:column-width="0.836cm" style:rel-column-width="474*"/>
    </style:style>
    <style:style style:name="Tabela8.A1" style:family="table-cell">
      <style:table-cell-properties style:vertical-align="bottom" fo:padding="0.097cm" fo:border="none"/>
    </style:style>
    <style:style style:name="Tabela9" style:family="table" style:master-page-name="">
      <style:table-properties style:width="4.556cm" style:rel-width="100%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0.827cm" style:rel-column-width="469*"/>
    </style:style>
    <style:style style:name="Tabela9.B" style:family="table-column">
      <style:table-column-properties style:column-width="0.746cm" style:rel-column-width="423*"/>
    </style:style>
    <style:style style:name="Tabela9.C" style:family="table-column">
      <style:table-column-properties style:column-width="0.744cm" style:rel-column-width="422*"/>
    </style:style>
    <style:style style:name="Tabela9.1" style:family="table-row">
      <style:table-row-properties style:min-row-height="0.695cm" fo:background-color="transparent" fo:keep-together="auto">
        <style:background-image/>
      </style:table-row-properties>
    </style:style>
    <style:style style:name="Tabela9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10" style:family="table">
      <style:table-properties style:width="4.556cm" style:rel-width="100%" table:align="center"/>
    </style:style>
    <style:style style:name="Tabela10.A" style:family="table-column">
      <style:table-column-properties style:column-width="0.824cm" style:rel-column-width="467*"/>
    </style:style>
    <style:style style:name="Tabela10.B" style:family="table-column">
      <style:table-column-properties style:column-width="0.744cm" style:rel-column-width="422*"/>
    </style:style>
    <style:style style:name="Tabela10.D" style:family="table-column">
      <style:table-column-properties style:column-width="0.746cm" style:rel-column-width="423*"/>
    </style:style>
    <style:style style:name="Tabela10.E" style:family="table-column">
      <style:table-column-properties style:column-width="0.748cm" style:rel-column-width="424*"/>
    </style:style>
    <style:style style:name="Tabela10.F" style:family="table-column">
      <style:table-column-properties style:column-width="0.75cm" style:rel-column-width="425*"/>
    </style:style>
    <style:style style:name="Tabela10.1" style:family="table-row">
      <style:table-row-properties style:min-row-height="0.695cm"/>
    </style:style>
    <style:style style:name="Tabela10.A1" style:family="table-cell">
      <style:table-cell-properties style:vertical-align="bottom" fo:padding="0.097cm" fo:border="none"/>
    </style:style>
    <style:style style:name="P1" style:family="paragraph" style:parent-style-name="Standard">
      <style:text-properties style:font-name="Times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officeooo:rsid="0005f5f9" officeooo:paragraph-rsid="0005f5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5f5f9" officeooo:paragraph-rsid="0005f5f9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5f5f9" officeooo:paragraph-rsid="001123c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5f5f9" officeooo:paragraph-rsid="000d41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6de9b" officeooo:paragraph-rsid="0006de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1123ce" officeooo:paragraph-rsid="001123ce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d411d" officeooo:paragraph-rsid="000d41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08d0f2" officeooo:paragraph-rsid="000d411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officeooo:rsid="0015657a" officeooo:paragraph-rsid="0015657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Times"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Times" fo:font-size="11pt" officeooo:rsid="0005f5f9" officeooo:paragraph-rsid="0005f5f9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Times" fo:font-size="11pt" officeooo:rsid="0006de9b" officeooo:paragraph-rsid="0006de9b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Times" fo:font-size="11pt" officeooo:rsid="0008d0f2" officeooo:paragraph-rsid="0008d0f2" style:font-size-asian="11pt" style:font-size-complex="11pt"/>
    </style:style>
    <style:style style:name="P1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color="#000000" style:text-outline="false" style:text-line-through-style="none" style:text-line-through-type="none" style:font-name="Time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Times" fo:font-size="20pt" fo:font-style="normal" fo:text-shadow="none" style:text-underline-style="none" fo:font-weight="normal" officeooo:rsid="0005f5f9" officeooo:paragraph-rsid="0005f5f9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Times" fo:font-size="15pt" fo:font-style="normal" fo:text-shadow="none" style:text-underline-style="none" fo:font-weight="normal" officeooo:rsid="0005f5f9" officeooo:paragraph-rsid="0005f5f9" style:font-size-asian="15pt" style:font-style-asian="normal" style:font-weight-asian="normal" style:font-size-complex="15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Times" fo:font-size="12pt" fo:font-style="normal" fo:text-shadow="none" style:text-underline-style="none" fo:font-weight="normal" officeooo:rsid="0005f5f9" officeooo:paragraph-rsid="0005f5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font-size="11pt" style:font-size-asian="11pt" style:font-size-complex="11pt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text-align="center"/>
    </style:style>
    <style:style style:name="T1" style:family="text">
      <style:text-properties officeooo:rsid="0008d0f2"/>
    </style:style>
    <style:style style:name="T2" style:family="text">
      <style:text-properties officeooo:rsid="000d411d"/>
    </style:style>
    <style:style style:name="T3" style:family="text">
      <style:text-properties officeooo:rsid="001123ce"/>
    </style:style>
    <style:style style:name="gr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7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7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7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7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7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7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8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8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8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8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8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8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8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8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8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8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9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9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9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9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9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9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0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1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2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5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6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7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8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19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0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1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1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2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2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2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3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3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4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4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4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4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4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5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5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6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6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6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6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6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6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6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6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7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7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7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7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7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7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8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8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8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8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8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8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8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8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8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8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9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9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9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9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9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29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0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0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0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0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0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0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0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0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0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0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1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1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2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2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2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3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3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4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4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4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4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4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5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5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6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6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6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6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6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6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6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6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7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8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8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8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8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8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8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8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8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8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8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9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9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9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9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9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39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0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0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0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0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0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0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0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0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0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0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1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1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2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2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2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3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3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4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4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4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4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4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5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5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6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6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6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6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6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6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6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6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7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7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7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7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7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7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8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8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8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8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8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8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8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8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8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8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9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9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9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9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9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49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0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0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0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0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0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0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0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0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0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0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1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1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1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1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1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1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1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1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1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1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2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2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2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2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2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2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2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2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2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2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3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3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3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3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3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3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3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3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3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3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4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4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4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4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4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4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4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4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4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4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5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5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5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5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5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5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5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5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5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5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6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6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6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6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6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6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6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6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6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6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7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7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7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7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7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7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7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7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7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7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8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8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8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8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8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8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8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8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8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8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9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91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92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93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94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95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96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97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98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59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00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0.076cm" fo:min-width="0cm" fo:padding-top="0.139cm" fo:padding-bottom="0.139cm" fo:padding-left="0.265cm" fo:padding-right="0.265cm" draw:shadow="hidden" draw:shadow-offset-x="0.199cm" draw:shadow-offset-y="0.199cm" draw:shadow-color="#808080" style:protect="size" style:run-through="foreground" style:wrap="run-through" style:number-wrapped-paragraphs="no-limit" style:vertical-pos="middle" style:vertical-rel="baseline" style:horizontal-pos="from-left" style:horizontal-rel="paragraph"/>
    </style:style>
    <style:style style:name="gr601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wrap-contour-mode="full" style:vertical-pos="from-top" style:vertical-rel="paragraph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Estilo padrão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column table:style-name="Tabela1.F"/>
        <table:table-row table:style-name="Tabela1.1">
          <table:table-cell table:style-name="Tabela1.A1" table:number-columns-spanned="6" office:value-type="string">
            <text:p text:style-name="P2"><draw:line text:anchor-type="paragraph" draw:z-index="0" draw:name="Forma1" draw:style-name="gr601" draw:text-style-name="P23" svg:x1="-0.004cm" svg:y1="0.224cm" svg:x2="18.808cm" svg:y2="0.224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6" office:value-type="string">
            <text:p text:style-name="P18">CARTÃO DE RESPOST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3">
          <table:table-cell table:style-name="Tabela1.A1" office:value-type="string">
            <text:p text:style-name="P19">Nome:</text:p>
          </table:table-cell>
          <table:table-cell table:style-name="Tabela1.A1" table:number-columns-spanned="5" office:value-type="string">
            <text:p text:style-name="P17">______________________________________________________________</text:p>
          </table:table-cell>
          <table:covered-table-cell/>
          <table:covered-table-cell/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19">RA:</text:p>
          </table:table-cell>
          <table:table-cell table:style-name="Tabela1.A1" table:number-columns-spanned="4" office:value-type="string">
            <table:table table:name="Tabela2" table:style-name="Tabela2">
              <table:table-column table:style-name="Tabela2.A"/>
              <table:table-column table:style-name="Tabela2.B"/>
              <table:table-column table:style-name="Tabela2.A"/>
              <table:table-column table:style-name="Tabela2.B"/>
              <table:table-column table:style-name="Tabela2.A"/>
              <table:table-column table:style-name="Tabela2.B"/>
              <table:table-column table:style-name="Tabela2.A"/>
              <table:table-column table:style-name="Tabela2.B"/>
              <table:table-column table:style-name="Tabela2.A"/>
              <table:table-column table:style-name="Tabela2.B" table:number-columns-repeated="2"/>
              <table:table-row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A1" office:value-type="string">
                  <text:p text:style-name="P3"/>
                </table:table-cell>
                <table:table-cell table:style-name="Tabela2.K1" office:value-type="string">
                  <text:p text:style-name="P3"/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table-cell table:style-name="Tabela1.A1" office:value-type="string">
            <text:p text:style-name="P3"/>
          </table:table-cell>
        </table:table-row>
        <table:table-row>
          <table:table-cell table:style-name="Tabela1.A1" table:number-columns-spanned="6" office:value-type="string">
            <text:p text:style-name="P20"><draw:line text:anchor-type="paragraph" draw:z-index="1" draw:name="Forma1" draw:style-name="gr601" draw:text-style-name="P23" svg:x1="-0.004cm" svg:y1="0.224cm" svg:x2="18.808cm" svg:y2="0.224cm"><text:p/></draw:lin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1.6">
          <table:table-cell table:style-name="Tabela1.A1" table:number-columns-spanned="2" office:value-type="string">
            <table:table table:name="Tabela3" table:style-name="Tabela3">
              <table:table-column table:style-name="Tabela3.A"/>
              <table:table-column table:style-name="Tabela3.B" table:number-columns-repeated="2"/>
              <table:table-column table:style-name="Tabela3.D"/>
              <table:table-column table:style-name="Tabela3.B"/>
              <table:table-column table:style-name="Tabela3.F"/>
              <table:table-row table:style-name="Tabela3.1">
                <table:table-cell table:style-name="Tabela3.A1" office:value-type="string">
                  <text:p text:style-name="P4"/>
                </table:table-cell>
                <table:table-cell table:style-name="Tabela3.A1" office:value-type="string">
                  <text:p text:style-name="P5">A</text:p>
                </table:table-cell>
                <table:table-cell table:style-name="Tabela3.A1" office:value-type="string">
                  <text:p text:style-name="P5">B</text:p>
                </table:table-cell>
                <table:table-cell table:style-name="Tabela3.A1" office:value-type="string">
                  <text:p text:style-name="P5">C</text:p>
                </table:table-cell>
                <table:table-cell table:style-name="Tabela3.A1" office:value-type="string">
                  <text:p text:style-name="P5">D</text:p>
                </table:table-cell>
                <table:table-cell table:style-name="Tabela3.A1" office:value-type="string">
                  <text:p text:style-name="P5">E</text:p>
                </table:table-cell>
              </table:table-row>
              <table:table-row table:style-name="Tabela3.1">
                <table:table-cell table:style-name="Tabela3.A1" office:value-type="string">
                  <text:p text:style-name="P5">1</text:p>
                </table:table-cell>
                <table:table-cell table:style-name="Tabela3.A1" office:value-type="string">
                  <text:p text:style-name="P8"><draw:custom-shape text:anchor-type="as-char" draw:z-index="77" draw:name="Forma2" draw:style-name="gr52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78" draw:name="Forma2" draw:style-name="gr52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79" draw:name="Forma2" draw:style-name="gr52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0" draw:name="Forma2" draw:style-name="gr52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1" draw:name="Forma2" draw:style-name="gr52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2</text:p>
                </table:table-cell>
                <table:table-cell table:style-name="Tabela3.A1" office:value-type="string">
                  <text:p text:style-name="P8"><draw:custom-shape text:anchor-type="as-char" draw:z-index="82" draw:name="Forma2" draw:style-name="gr52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3" draw:name="Forma2" draw:style-name="gr51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4" draw:name="Forma2" draw:style-name="gr51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5" draw:name="Forma2" draw:style-name="gr51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6" draw:name="Forma2" draw:style-name="gr51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3</text:p>
                </table:table-cell>
                <table:table-cell table:style-name="Tabela3.A1" office:value-type="string">
                  <text:p text:style-name="P8"><draw:custom-shape text:anchor-type="as-char" draw:z-index="87" draw:name="Forma2" draw:style-name="gr51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8" draw:name="Forma2" draw:style-name="gr51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89" draw:name="Forma2" draw:style-name="gr51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0" draw:name="Forma2" draw:style-name="gr51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1" draw:name="Forma2" draw:style-name="gr51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4</text:p>
                </table:table-cell>
                <table:table-cell table:style-name="Tabela3.A1" office:value-type="string">
                  <text:p text:style-name="P8"><draw:custom-shape text:anchor-type="as-char" draw:z-index="92" draw:name="Forma2" draw:style-name="gr51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3" draw:name="Forma2" draw:style-name="gr50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4" draw:name="Forma2" draw:style-name="gr50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5" draw:name="Forma2" draw:style-name="gr50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6" draw:name="Forma2" draw:style-name="gr50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5</text:p>
                </table:table-cell>
                <table:table-cell table:style-name="Tabela3.A1" office:value-type="string">
                  <text:p text:style-name="P8"><draw:custom-shape text:anchor-type="as-char" draw:z-index="97" draw:name="Forma2" draw:style-name="gr50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8" draw:name="Forma2" draw:style-name="gr50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99" draw:name="Forma2" draw:style-name="gr50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0" draw:name="Forma2" draw:style-name="gr50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1" draw:name="Forma2" draw:style-name="gr50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6</text:p>
                </table:table-cell>
                <table:table-cell table:style-name="Tabela3.A1" office:value-type="string">
                  <text:p text:style-name="P8"><draw:custom-shape text:anchor-type="as-char" draw:z-index="102" draw:name="Forma2" draw:style-name="gr50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3" draw:name="Forma2" draw:style-name="gr49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4" draw:name="Forma2" draw:style-name="gr49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5" draw:name="Forma2" draw:style-name="gr49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6" draw:name="Forma2" draw:style-name="gr49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7</text:p>
                </table:table-cell>
                <table:table-cell table:style-name="Tabela3.A1" office:value-type="string">
                  <text:p text:style-name="P8"><draw:custom-shape text:anchor-type="as-char" draw:z-index="107" draw:name="Forma2" draw:style-name="gr49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8" draw:name="Forma2" draw:style-name="gr49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09" draw:name="Forma2" draw:style-name="gr49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0" draw:name="Forma2" draw:style-name="gr49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1" draw:name="Forma2" draw:style-name="gr49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8</text:p>
                </table:table-cell>
                <table:table-cell table:style-name="Tabela3.A1" office:value-type="string">
                  <text:p text:style-name="P8"><draw:custom-shape text:anchor-type="as-char" draw:z-index="112" draw:name="Forma2" draw:style-name="gr49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3" draw:name="Forma2" draw:style-name="gr48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4" draw:name="Forma2" draw:style-name="gr48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5" draw:name="Forma2" draw:style-name="gr48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6" draw:name="Forma2" draw:style-name="gr48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9</text:p>
                </table:table-cell>
                <table:table-cell table:style-name="Tabela3.A1" office:value-type="string">
                  <text:p text:style-name="P8"><draw:custom-shape text:anchor-type="as-char" draw:z-index="117" draw:name="Forma2" draw:style-name="gr48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8" draw:name="Forma2" draw:style-name="gr48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19" draw:name="Forma2" draw:style-name="gr48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0" draw:name="Forma2" draw:style-name="gr48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1" draw:name="Forma2" draw:style-name="gr48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10</text:p>
                </table:table-cell>
                <table:table-cell table:style-name="Tabela3.A1" office:value-type="string">
                  <text:p text:style-name="P8"><draw:custom-shape text:anchor-type="as-char" draw:z-index="122" draw:name="Forma2" draw:style-name="gr48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3" draw:name="Forma2" draw:style-name="gr47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4" draw:name="Forma2" draw:style-name="gr47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5" draw:name="Forma2" draw:style-name="gr47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6" draw:name="Forma2" draw:style-name="gr47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11</text:p>
                </table:table-cell>
                <table:table-cell table:style-name="Tabela3.A1" office:value-type="string">
                  <text:p text:style-name="P8"><draw:custom-shape text:anchor-type="as-char" draw:z-index="127" draw:name="Forma2" draw:style-name="gr47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8" draw:name="Forma2" draw:style-name="gr47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29" draw:name="Forma2" draw:style-name="gr47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0" draw:name="Forma2" draw:style-name="gr47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1" draw:name="Forma2" draw:style-name="gr47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12</text:p>
                </table:table-cell>
                <table:table-cell table:style-name="Tabela3.A1" office:value-type="string">
                  <text:p text:style-name="P8"><draw:custom-shape text:anchor-type="as-char" draw:z-index="132" draw:name="Forma2" draw:style-name="gr47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3" draw:name="Forma2" draw:style-name="gr46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4" draw:name="Forma2" draw:style-name="gr46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5" draw:name="Forma2" draw:style-name="gr46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6" draw:name="Forma2" draw:style-name="gr46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13</text:p>
                </table:table-cell>
                <table:table-cell table:style-name="Tabela3.A1" office:value-type="string">
                  <text:p text:style-name="P8"><draw:custom-shape text:anchor-type="as-char" draw:z-index="137" draw:name="Forma2" draw:style-name="gr46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8" draw:name="Forma2" draw:style-name="gr46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39" draw:name="Forma2" draw:style-name="gr46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0" draw:name="Forma2" draw:style-name="gr46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1" draw:name="Forma2" draw:style-name="gr46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14</text:p>
                </table:table-cell>
                <table:table-cell table:style-name="Tabela3.A1" office:value-type="string">
                  <text:p text:style-name="P8"><draw:custom-shape text:anchor-type="as-char" draw:z-index="142" draw:name="Forma2" draw:style-name="gr46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3" draw:name="Forma2" draw:style-name="gr45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4" draw:name="Forma2" draw:style-name="gr45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5" draw:name="Forma2" draw:style-name="gr45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6" draw:name="Forma2" draw:style-name="gr45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3.1">
                <table:table-cell table:style-name="Tabela3.A1" office:value-type="string">
                  <text:p text:style-name="P5">15</text:p>
                </table:table-cell>
                <table:table-cell table:style-name="Tabela3.A1" office:value-type="string">
                  <text:p text:style-name="P8"><draw:custom-shape text:anchor-type="as-char" draw:z-index="147" draw:name="Forma2" draw:style-name="gr45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8" draw:name="Forma2" draw:style-name="gr45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49" draw:name="Forma2" draw:style-name="gr45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50" draw:name="Forma2" draw:style-name="gr45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3.A1" office:value-type="string">
                  <text:p text:style-name="P8"><draw:custom-shape text:anchor-type="as-char" draw:z-index="151" draw:name="Forma2" draw:style-name="gr45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covered-table-cell/>
          <table:table-cell table:style-name="Tabela1.C6" office:value-type="string">
            <table:table table:name="Tabela4" table:style-name="Tabela4">
              <table:table-column table:style-name="Tabela4.A"/>
              <table:table-column table:style-name="Tabela4.B" table:number-columns-repeated="4"/>
              <table:table-column table:style-name="Tabela4.F"/>
              <table:table-row table:style-name="Tabela4.1">
                <table:table-cell table:style-name="Tabela4.A1" office:value-type="string">
                  <text:p text:style-name="P13"/>
                </table:table-cell>
                <table:table-cell table:style-name="Tabela4.A1" office:value-type="string">
                  <text:p text:style-name="P14">A</text:p>
                </table:table-cell>
                <table:table-cell table:style-name="Tabela4.A1" office:value-type="string">
                  <text:p text:style-name="P14">B</text:p>
                </table:table-cell>
                <table:table-cell table:style-name="Tabela4.A1" office:value-type="string">
                  <text:p text:style-name="P14">C</text:p>
                </table:table-cell>
                <table:table-cell table:style-name="Tabela4.A1" office:value-type="string">
                  <text:p text:style-name="P14">D</text:p>
                </table:table-cell>
                <table:table-cell table:style-name="Tabela4.A1" office:value-type="string">
                  <text:p text:style-name="P14">E</text:p>
                </table:table-cell>
              </table:table-row>
              <table:table-row table:style-name="Tabela4.1">
                <table:table-cell table:style-name="Tabela4.A1" office:value-type="string">
                  <text:p text:style-name="P14">1<text:span text:style-name="T1">6</text:span></text:p>
                </table:table-cell>
                <table:table-cell table:style-name="Tabela4.A1" office:value-type="string">
                  <text:p text:style-name="P15"><draw:custom-shape text:anchor-type="as-char" draw:z-index="2" draw:name="Forma2" draw:style-name="gr60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" draw:name="Forma2" draw:style-name="gr59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" draw:name="Forma2" draw:style-name="gr59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" draw:name="Forma2" draw:style-name="gr59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" draw:name="Forma2" draw:style-name="gr59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17</text:p>
                </table:table-cell>
                <table:table-cell table:style-name="Tabela4.A1" office:value-type="string">
                  <text:p text:style-name="P15"><draw:custom-shape text:anchor-type="as-char" draw:z-index="7" draw:name="Forma2" draw:style-name="gr59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8" draw:name="Forma2" draw:style-name="gr59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9" draw:name="Forma2" draw:style-name="gr59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0" draw:name="Forma2" draw:style-name="gr59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1" draw:name="Forma2" draw:style-name="gr59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18</text:p>
                </table:table-cell>
                <table:table-cell table:style-name="Tabela4.A1" office:value-type="string">
                  <text:p text:style-name="P15"><draw:custom-shape text:anchor-type="as-char" draw:z-index="12" draw:name="Forma2" draw:style-name="gr59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3" draw:name="Forma2" draw:style-name="gr58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4" draw:name="Forma2" draw:style-name="gr58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5" draw:name="Forma2" draw:style-name="gr58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6" draw:name="Forma2" draw:style-name="gr58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19</text:p>
                </table:table-cell>
                <table:table-cell table:style-name="Tabela4.A1" office:value-type="string">
                  <text:p text:style-name="P15"><draw:custom-shape text:anchor-type="as-char" draw:z-index="17" draw:name="Forma2" draw:style-name="gr58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8" draw:name="Forma2" draw:style-name="gr58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19" draw:name="Forma2" draw:style-name="gr58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0" draw:name="Forma2" draw:style-name="gr58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1" draw:name="Forma2" draw:style-name="gr58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20</text:p>
                </table:table-cell>
                <table:table-cell table:style-name="Tabela4.A1" office:value-type="string">
                  <text:p text:style-name="P15"><draw:custom-shape text:anchor-type="as-char" draw:z-index="22" draw:name="Forma2" draw:style-name="gr58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3" draw:name="Forma2" draw:style-name="gr57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4" draw:name="Forma2" draw:style-name="gr57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5" draw:name="Forma2" draw:style-name="gr57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6" draw:name="Forma2" draw:style-name="gr57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21</text:p>
                </table:table-cell>
                <table:table-cell table:style-name="Tabela4.A1" office:value-type="string">
                  <text:p text:style-name="P15"><draw:custom-shape text:anchor-type="as-char" draw:z-index="27" draw:name="Forma2" draw:style-name="gr57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8" draw:name="Forma2" draw:style-name="gr57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29" draw:name="Forma2" draw:style-name="gr57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0" draw:name="Forma2" draw:style-name="gr57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1" draw:name="Forma2" draw:style-name="gr57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22</text:p>
                </table:table-cell>
                <table:table-cell table:style-name="Tabela4.A1" office:value-type="string">
                  <text:p text:style-name="P15"><draw:custom-shape text:anchor-type="as-char" draw:z-index="32" draw:name="Forma2" draw:style-name="gr57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3" draw:name="Forma2" draw:style-name="gr56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4" draw:name="Forma2" draw:style-name="gr56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5" draw:name="Forma2" draw:style-name="gr56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6" draw:name="Forma2" draw:style-name="gr56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23</text:p>
                </table:table-cell>
                <table:table-cell table:style-name="Tabela4.A1" office:value-type="string">
                  <text:p text:style-name="P15"><draw:custom-shape text:anchor-type="as-char" draw:z-index="37" draw:name="Forma2" draw:style-name="gr56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8" draw:name="Forma2" draw:style-name="gr56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39" draw:name="Forma2" draw:style-name="gr56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0" draw:name="Forma2" draw:style-name="gr56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1" draw:name="Forma2" draw:style-name="gr56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24</text:p>
                </table:table-cell>
                <table:table-cell table:style-name="Tabela4.A1" office:value-type="string">
                  <text:p text:style-name="P15"><draw:custom-shape text:anchor-type="as-char" draw:z-index="42" draw:name="Forma2" draw:style-name="gr56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3" draw:name="Forma2" draw:style-name="gr55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4" draw:name="Forma2" draw:style-name="gr55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5" draw:name="Forma2" draw:style-name="gr55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6" draw:name="Forma2" draw:style-name="gr55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25</text:p>
                </table:table-cell>
                <table:table-cell table:style-name="Tabela4.A1" office:value-type="string">
                  <text:p text:style-name="P15"><draw:custom-shape text:anchor-type="as-char" draw:z-index="47" draw:name="Forma2" draw:style-name="gr55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8" draw:name="Forma2" draw:style-name="gr55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49" draw:name="Forma2" draw:style-name="gr55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0" draw:name="Forma2" draw:style-name="gr55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1" draw:name="Forma2" draw:style-name="gr55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26</text:p>
                </table:table-cell>
                <table:table-cell table:style-name="Tabela4.A1" office:value-type="string">
                  <text:p text:style-name="P15"><draw:custom-shape text:anchor-type="as-char" draw:z-index="52" draw:name="Forma2" draw:style-name="gr55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3" draw:name="Forma2" draw:style-name="gr54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4" draw:name="Forma2" draw:style-name="gr54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5" draw:name="Forma2" draw:style-name="gr54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6" draw:name="Forma2" draw:style-name="gr54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27</text:p>
                </table:table-cell>
                <table:table-cell table:style-name="Tabela4.A1" office:value-type="string">
                  <text:p text:style-name="P15"><draw:custom-shape text:anchor-type="as-char" draw:z-index="57" draw:name="Forma2" draw:style-name="gr54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8" draw:name="Forma2" draw:style-name="gr54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59" draw:name="Forma2" draw:style-name="gr54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0" draw:name="Forma2" draw:style-name="gr54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1" draw:name="Forma2" draw:style-name="gr54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28</text:p>
                </table:table-cell>
                <table:table-cell table:style-name="Tabela4.A1" office:value-type="string">
                  <text:p text:style-name="P15"><draw:custom-shape text:anchor-type="as-char" draw:z-index="62" draw:name="Forma2" draw:style-name="gr54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3" draw:name="Forma2" draw:style-name="gr53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4" draw:name="Forma2" draw:style-name="gr53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5" draw:name="Forma2" draw:style-name="gr53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6" draw:name="Forma2" draw:style-name="gr53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29</text:p>
                </table:table-cell>
                <table:table-cell table:style-name="Tabela4.A1" office:value-type="string">
                  <text:p text:style-name="P15"><draw:custom-shape text:anchor-type="as-char" draw:z-index="67" draw:name="Forma2" draw:style-name="gr53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8" draw:name="Forma2" draw:style-name="gr53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69" draw:name="Forma2" draw:style-name="gr53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0" draw:name="Forma2" draw:style-name="gr53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1" draw:name="Forma2" draw:style-name="gr53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4.1">
                <table:table-cell table:style-name="Tabela4.A1" office:value-type="string">
                  <text:p text:style-name="P16">30</text:p>
                </table:table-cell>
                <table:table-cell table:style-name="Tabela4.A1" office:value-type="string">
                  <text:p text:style-name="P15"><draw:custom-shape text:anchor-type="as-char" draw:z-index="72" draw:name="Forma2" draw:style-name="gr53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3" draw:name="Forma2" draw:style-name="gr52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4" draw:name="Forma2" draw:style-name="gr52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5" draw:name="Forma2" draw:style-name="gr52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4.A1" office:value-type="string">
                  <text:p text:style-name="P15"><draw:custom-shape text:anchor-type="as-char" draw:z-index="76" draw:name="Forma2" draw:style-name="gr52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table-cell table:style-name="Tabela1.A1" office:value-type="string">
            <table:table table:name="Tabela6" table:style-name="Tabela6">
              <table:table-column table:style-name="Tabela6.A"/>
              <table:table-column table:style-name="Tabela6.B" table:number-columns-repeated="4"/>
              <table:table-column table:style-name="Tabela6.F"/>
              <table:table-row table:style-name="Tabela6.1">
                <table:table-cell table:style-name="Tabela6.A1" office:value-type="string">
                  <text:p text:style-name="P4"/>
                </table:table-cell>
                <table:table-cell table:style-name="Tabela6.A1" office:value-type="string">
                  <text:p text:style-name="P5">A</text:p>
                </table:table-cell>
                <table:table-cell table:style-name="Tabela6.A1" office:value-type="string">
                  <text:p text:style-name="P5">B</text:p>
                </table:table-cell>
                <table:table-cell table:style-name="Tabela6.A1" office:value-type="string">
                  <text:p text:style-name="P5">C</text:p>
                </table:table-cell>
                <table:table-cell table:style-name="Tabela6.A1" office:value-type="string">
                  <text:p text:style-name="P5">D</text:p>
                </table:table-cell>
                <table:table-cell table:style-name="Tabela6.A1" office:value-type="string">
                  <text:p text:style-name="P5">E</text:p>
                </table:table-cell>
              </table:table-row>
              <table:table-row table:style-name="Tabela6.1">
                <table:table-cell table:style-name="Tabela6.A1" office:value-type="string">
                  <text:p text:style-name="P7">3<text:span text:style-name="T2">1</text:span></text:p>
                </table:table-cell>
                <table:table-cell table:style-name="Tabela6.A1" office:value-type="string">
                  <text:p text:style-name="P8"><draw:custom-shape text:anchor-type="as-char" draw:z-index="227" draw:name="Forma2" draw:style-name="gr37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28" draw:name="Forma2" draw:style-name="gr37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29" draw:name="Forma2" draw:style-name="gr37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0" draw:name="Forma2" draw:style-name="gr37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1" draw:name="Forma2" draw:style-name="gr37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0">32</text:p>
                </table:table-cell>
                <table:table-cell table:style-name="Tabela6.A1" office:value-type="string">
                  <text:p text:style-name="P8"><draw:custom-shape text:anchor-type="as-char" draw:z-index="232" draw:name="Forma2" draw:style-name="gr37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3" draw:name="Forma2" draw:style-name="gr36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4" draw:name="Forma2" draw:style-name="gr36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5" draw:name="Forma2" draw:style-name="gr36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6" draw:name="Forma2" draw:style-name="gr36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0">33</text:p>
                </table:table-cell>
                <table:table-cell table:style-name="Tabela6.A1" office:value-type="string">
                  <text:p text:style-name="P8"><draw:custom-shape text:anchor-type="as-char" draw:z-index="237" draw:name="Forma2" draw:style-name="gr36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8" draw:name="Forma2" draw:style-name="gr36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39" draw:name="Forma2" draw:style-name="gr36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0" draw:name="Forma2" draw:style-name="gr36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1" draw:name="Forma2" draw:style-name="gr36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0">34</text:p>
                </table:table-cell>
                <table:table-cell table:style-name="Tabela6.A1" office:value-type="string">
                  <text:p text:style-name="P8"><draw:custom-shape text:anchor-type="as-char" draw:z-index="242" draw:name="Forma2" draw:style-name="gr36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3" draw:name="Forma2" draw:style-name="gr35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4" draw:name="Forma2" draw:style-name="gr35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5" draw:name="Forma2" draw:style-name="gr35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6" draw:name="Forma2" draw:style-name="gr35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0">35</text:p>
                </table:table-cell>
                <table:table-cell table:style-name="Tabela6.A1" office:value-type="string">
                  <text:p text:style-name="P8"><draw:custom-shape text:anchor-type="as-char" draw:z-index="247" draw:name="Forma2" draw:style-name="gr35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8" draw:name="Forma2" draw:style-name="gr35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49" draw:name="Forma2" draw:style-name="gr35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0" draw:name="Forma2" draw:style-name="gr35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1" draw:name="Forma2" draw:style-name="gr35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0">36</text:p>
                </table:table-cell>
                <table:table-cell table:style-name="Tabela6.A1" office:value-type="string">
                  <text:p text:style-name="P8"><draw:custom-shape text:anchor-type="as-char" draw:z-index="252" draw:name="Forma2" draw:style-name="gr35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3" draw:name="Forma2" draw:style-name="gr34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4" draw:name="Forma2" draw:style-name="gr34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5" draw:name="Forma2" draw:style-name="gr34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6" draw:name="Forma2" draw:style-name="gr34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0">37</text:p>
                </table:table-cell>
                <table:table-cell table:style-name="Tabela6.A1" office:value-type="string">
                  <text:p text:style-name="P8"><draw:custom-shape text:anchor-type="as-char" draw:z-index="257" draw:name="Forma2" draw:style-name="gr34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8" draw:name="Forma2" draw:style-name="gr34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59" draw:name="Forma2" draw:style-name="gr34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0" draw:name="Forma2" draw:style-name="gr34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1" draw:name="Forma2" draw:style-name="gr34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0">38</text:p>
                </table:table-cell>
                <table:table-cell table:style-name="Tabela6.A1" office:value-type="string">
                  <text:p text:style-name="P8"><draw:custom-shape text:anchor-type="as-char" draw:z-index="262" draw:name="Forma2" draw:style-name="gr34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3" draw:name="Forma2" draw:style-name="gr33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4" draw:name="Forma2" draw:style-name="gr33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5" draw:name="Forma2" draw:style-name="gr33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6" draw:name="Forma2" draw:style-name="gr33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0">39</text:p>
                </table:table-cell>
                <table:table-cell table:style-name="Tabela6.A1" office:value-type="string">
                  <text:p text:style-name="P8"><draw:custom-shape text:anchor-type="as-char" draw:z-index="267" draw:name="Forma2" draw:style-name="gr33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8" draw:name="Forma2" draw:style-name="gr33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69" draw:name="Forma2" draw:style-name="gr33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0" draw:name="Forma2" draw:style-name="gr33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1" draw:name="Forma2" draw:style-name="gr33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0">40</text:p>
                </table:table-cell>
                <table:table-cell table:style-name="Tabela6.A1" office:value-type="string">
                  <text:p text:style-name="P8"><draw:custom-shape text:anchor-type="as-char" draw:z-index="272" draw:name="Forma2" draw:style-name="gr33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3" draw:name="Forma2" draw:style-name="gr32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4" draw:name="Forma2" draw:style-name="gr32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5" draw:name="Forma2" draw:style-name="gr32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6" draw:name="Forma2" draw:style-name="gr32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0">41</text:p>
                </table:table-cell>
                <table:table-cell table:style-name="Tabela6.A1" office:value-type="string">
                  <text:p text:style-name="P8"><draw:custom-shape text:anchor-type="as-char" draw:z-index="277" draw:name="Forma2" draw:style-name="gr32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8" draw:name="Forma2" draw:style-name="gr32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79" draw:name="Forma2" draw:style-name="gr32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0" draw:name="Forma2" draw:style-name="gr32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1" draw:name="Forma2" draw:style-name="gr32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1">4<text:span text:style-name="T2">2</text:span></text:p>
                </table:table-cell>
                <table:table-cell table:style-name="Tabela6.A1" office:value-type="string">
                  <text:p text:style-name="P8"><draw:custom-shape text:anchor-type="as-char" draw:z-index="282" draw:name="Forma2" draw:style-name="gr32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3" draw:name="Forma2" draw:style-name="gr31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4" draw:name="Forma2" draw:style-name="gr31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5" draw:name="Forma2" draw:style-name="gr31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6" draw:name="Forma2" draw:style-name="gr31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1">4<text:span text:style-name="T2">3</text:span></text:p>
                </table:table-cell>
                <table:table-cell table:style-name="Tabela6.A1" office:value-type="string">
                  <text:p text:style-name="P8"><draw:custom-shape text:anchor-type="as-char" draw:z-index="287" draw:name="Forma2" draw:style-name="gr31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8" draw:name="Forma2" draw:style-name="gr31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89" draw:name="Forma2" draw:style-name="gr31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0" draw:name="Forma2" draw:style-name="gr31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1" draw:name="Forma2" draw:style-name="gr31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1">4<text:span text:style-name="T2">4</text:span></text:p>
                </table:table-cell>
                <table:table-cell table:style-name="Tabela6.A1" office:value-type="string">
                  <text:p text:style-name="P8"><draw:custom-shape text:anchor-type="as-char" draw:z-index="292" draw:name="Forma2" draw:style-name="gr31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3" draw:name="Forma2" draw:style-name="gr30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4" draw:name="Forma2" draw:style-name="gr30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5" draw:name="Forma2" draw:style-name="gr30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6" draw:name="Forma2" draw:style-name="gr30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6.1">
                <table:table-cell table:style-name="Tabela6.A1" office:value-type="string">
                  <text:p text:style-name="P11">4<text:span text:style-name="T2">5</text:span></text:p>
                </table:table-cell>
                <table:table-cell table:style-name="Tabela6.A1" office:value-type="string">
                  <text:p text:style-name="P8"><draw:custom-shape text:anchor-type="as-char" draw:z-index="297" draw:name="Forma2" draw:style-name="gr30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8" draw:name="Forma2" draw:style-name="gr30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299" draw:name="Forma2" draw:style-name="gr30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300" draw:name="Forma2" draw:style-name="gr30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6.A1" office:value-type="string">
                  <text:p text:style-name="P8"><draw:custom-shape text:anchor-type="as-char" draw:z-index="301" draw:name="Forma2" draw:style-name="gr30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table-cell table:style-name="Tabela1.A1" table:number-columns-spanned="2" office:value-type="string">
            <table:table table:name="Tabela7" table:style-name="Tabela7">
              <table:table-column table:style-name="Tabela7.A"/>
              <table:table-column table:style-name="Tabela7.B" table:number-columns-repeated="4"/>
              <table:table-column table:style-name="Tabela7.F"/>
              <table:table-row table:style-name="Tabela7.1">
                <table:table-cell table:style-name="Tabela7.A1" office:value-type="string">
                  <text:p text:style-name="P4"/>
                </table:table-cell>
                <table:table-cell table:style-name="Tabela7.A1" office:value-type="string">
                  <text:p text:style-name="P5">A</text:p>
                </table:table-cell>
                <table:table-cell table:style-name="Tabela7.A1" office:value-type="string">
                  <text:p text:style-name="P5">B</text:p>
                </table:table-cell>
                <table:table-cell table:style-name="Tabela7.A1" office:value-type="string">
                  <text:p text:style-name="P5">C</text:p>
                </table:table-cell>
                <table:table-cell table:style-name="Tabela7.A1" office:value-type="string">
                  <text:p text:style-name="P5">D</text:p>
                </table:table-cell>
                <table:table-cell table:style-name="Tabela7.A1" office:value-type="string">
                  <text:p text:style-name="P5">E</text:p>
                </table:table-cell>
              </table:table-row>
              <table:table-row table:style-name="Tabela7.2">
                <table:table-cell table:style-name="Tabela7.A1" office:value-type="string">
                  <text:p text:style-name="P7">4<text:span text:style-name="T2">6</text:span></text:p>
                </table:table-cell>
                <table:table-cell table:style-name="Tabela7.A1" office:value-type="string">
                  <text:p text:style-name="P8"><draw:custom-shape text:anchor-type="as-char" draw:z-index="302" draw:name="Forma2" draw:style-name="gr30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3" draw:name="Forma2" draw:style-name="gr29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4" draw:name="Forma2" draw:style-name="gr29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5" draw:name="Forma2" draw:style-name="gr29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6" draw:name="Forma2" draw:style-name="gr29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4<text:span text:style-name="T2">7</text:span></text:p>
                </table:table-cell>
                <table:table-cell table:style-name="Tabela7.A1" office:value-type="string">
                  <text:p text:style-name="P8"><draw:custom-shape text:anchor-type="as-char" draw:z-index="307" draw:name="Forma2" draw:style-name="gr29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8" draw:name="Forma2" draw:style-name="gr29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09" draw:name="Forma2" draw:style-name="gr29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0" draw:name="Forma2" draw:style-name="gr29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1" draw:name="Forma2" draw:style-name="gr29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4<text:span text:style-name="T2">8</text:span></text:p>
                </table:table-cell>
                <table:table-cell table:style-name="Tabela7.A1" office:value-type="string">
                  <text:p text:style-name="P8"><draw:custom-shape text:anchor-type="as-char" draw:z-index="312" draw:name="Forma2" draw:style-name="gr29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3" draw:name="Forma2" draw:style-name="gr28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4" draw:name="Forma2" draw:style-name="gr28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5" draw:name="Forma2" draw:style-name="gr28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6" draw:name="Forma2" draw:style-name="gr28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4<text:span text:style-name="T2">9</text:span></text:p>
                </table:table-cell>
                <table:table-cell table:style-name="Tabela7.A1" office:value-type="string">
                  <text:p text:style-name="P8"><draw:custom-shape text:anchor-type="as-char" draw:z-index="317" draw:name="Forma2" draw:style-name="gr28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8" draw:name="Forma2" draw:style-name="gr28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19" draw:name="Forma2" draw:style-name="gr28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0" draw:name="Forma2" draw:style-name="gr28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1" draw:name="Forma2" draw:style-name="gr28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0</text:span></text:p>
                </table:table-cell>
                <table:table-cell table:style-name="Tabela7.A1" office:value-type="string">
                  <text:p text:style-name="P8"><draw:custom-shape text:anchor-type="as-char" draw:z-index="322" draw:name="Forma2" draw:style-name="gr28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3" draw:name="Forma2" draw:style-name="gr27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4" draw:name="Forma2" draw:style-name="gr27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5" draw:name="Forma2" draw:style-name="gr27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6" draw:name="Forma2" draw:style-name="gr27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1</text:span></text:p>
                </table:table-cell>
                <table:table-cell table:style-name="Tabela7.A1" office:value-type="string">
                  <text:p text:style-name="P8"><draw:custom-shape text:anchor-type="as-char" draw:z-index="327" draw:name="Forma2" draw:style-name="gr27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8" draw:name="Forma2" draw:style-name="gr27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29" draw:name="Forma2" draw:style-name="gr27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0" draw:name="Forma2" draw:style-name="gr27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1" draw:name="Forma2" draw:style-name="gr27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2</text:span></text:p>
                </table:table-cell>
                <table:table-cell table:style-name="Tabela7.A1" office:value-type="string">
                  <text:p text:style-name="P8"><draw:custom-shape text:anchor-type="as-char" draw:z-index="332" draw:name="Forma2" draw:style-name="gr27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3" draw:name="Forma2" draw:style-name="gr26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4" draw:name="Forma2" draw:style-name="gr26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5" draw:name="Forma2" draw:style-name="gr26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6" draw:name="Forma2" draw:style-name="gr26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3</text:span></text:p>
                </table:table-cell>
                <table:table-cell table:style-name="Tabela7.A1" office:value-type="string">
                  <text:p text:style-name="P8"><draw:custom-shape text:anchor-type="as-char" draw:z-index="337" draw:name="Forma2" draw:style-name="gr26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8" draw:name="Forma2" draw:style-name="gr26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39" draw:name="Forma2" draw:style-name="gr26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0" draw:name="Forma2" draw:style-name="gr26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1" draw:name="Forma2" draw:style-name="gr26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4</text:span></text:p>
                </table:table-cell>
                <table:table-cell table:style-name="Tabela7.A1" office:value-type="string">
                  <text:p text:style-name="P8"><draw:custom-shape text:anchor-type="as-char" draw:z-index="342" draw:name="Forma2" draw:style-name="gr26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3" draw:name="Forma2" draw:style-name="gr25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4" draw:name="Forma2" draw:style-name="gr25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5" draw:name="Forma2" draw:style-name="gr25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6" draw:name="Forma2" draw:style-name="gr25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5</text:span></text:p>
                </table:table-cell>
                <table:table-cell table:style-name="Tabela7.A1" office:value-type="string">
                  <text:p text:style-name="P8"><draw:custom-shape text:anchor-type="as-char" draw:z-index="347" draw:name="Forma2" draw:style-name="gr25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8" draw:name="Forma2" draw:style-name="gr25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49" draw:name="Forma2" draw:style-name="gr25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0" draw:name="Forma2" draw:style-name="gr25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1" draw:name="Forma2" draw:style-name="gr25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6</text:span></text:p>
                </table:table-cell>
                <table:table-cell table:style-name="Tabela7.A1" office:value-type="string">
                  <text:p text:style-name="P8"><draw:custom-shape text:anchor-type="as-char" draw:z-index="352" draw:name="Forma2" draw:style-name="gr25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3" draw:name="Forma2" draw:style-name="gr24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4" draw:name="Forma2" draw:style-name="gr24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5" draw:name="Forma2" draw:style-name="gr24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6" draw:name="Forma2" draw:style-name="gr24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7</text:span></text:p>
                </table:table-cell>
                <table:table-cell table:style-name="Tabela7.A1" office:value-type="string">
                  <text:p text:style-name="P8"><draw:custom-shape text:anchor-type="as-char" draw:z-index="357" draw:name="Forma2" draw:style-name="gr24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8" draw:name="Forma2" draw:style-name="gr24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59" draw:name="Forma2" draw:style-name="gr24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0" draw:name="Forma2" draw:style-name="gr24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1" draw:name="Forma2" draw:style-name="gr24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8</text:span></text:p>
                </table:table-cell>
                <table:table-cell table:style-name="Tabela7.A1" office:value-type="string">
                  <text:p text:style-name="P8"><draw:custom-shape text:anchor-type="as-char" draw:z-index="362" draw:name="Forma2" draw:style-name="gr24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3" draw:name="Forma2" draw:style-name="gr23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4" draw:name="Forma2" draw:style-name="gr23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5" draw:name="Forma2" draw:style-name="gr23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6" draw:name="Forma2" draw:style-name="gr23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1">5<text:span text:style-name="T2">9</text:span></text:p>
                </table:table-cell>
                <table:table-cell table:style-name="Tabela7.A1" office:value-type="string">
                  <text:p text:style-name="P8"><draw:custom-shape text:anchor-type="as-char" draw:z-index="367" draw:name="Forma2" draw:style-name="gr23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8" draw:name="Forma2" draw:style-name="gr23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69" draw:name="Forma2" draw:style-name="gr23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70" draw:name="Forma2" draw:style-name="gr23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71" draw:name="Forma2" draw:style-name="gr23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7.2">
                <table:table-cell table:style-name="Tabela7.A1" office:value-type="string">
                  <text:p text:style-name="P12">60</text:p>
                </table:table-cell>
                <table:table-cell table:style-name="Tabela7.A1" office:value-type="string">
                  <text:p text:style-name="P8"><draw:custom-shape text:anchor-type="as-char" draw:z-index="372" draw:name="Forma2" draw:style-name="gr23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73" draw:name="Forma2" draw:style-name="gr22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74" draw:name="Forma2" draw:style-name="gr22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75" draw:name="Forma2" draw:style-name="gr22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7.A1" office:value-type="string">
                  <text:p text:style-name="P8"><draw:custom-shape text:anchor-type="as-char" draw:z-index="376" draw:name="Forma2" draw:style-name="gr22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covered-table-cell/>
        </table:table-row>
        <table:table-row table:style-name="Tabela1.7">
          <table:table-cell table:style-name="Tabela1.A1" table:number-columns-spanned="2" office:value-type="string">
            <table:table table:name="Tabela5" table:style-name="Tabela5">
              <table:table-column table:style-name="Tabela5.A"/>
              <table:table-column table:style-name="Tabela5.B" table:number-columns-repeated="2"/>
              <table:table-column table:style-name="Tabela5.D"/>
              <table:table-column table:style-name="Tabela5.B"/>
              <table:table-column table:style-name="Tabela5.F"/>
              <table:table-row>
                <table:table-cell table:style-name="Tabela5.A1" office:value-type="string">
                  <text:p text:style-name="P4"/>
                </table:table-cell>
                <table:table-cell table:style-name="Tabela5.A1" office:value-type="string">
                  <text:p text:style-name="P5">A</text:p>
                </table:table-cell>
                <table:table-cell table:style-name="Tabela5.A1" office:value-type="string">
                  <text:p text:style-name="P5">B</text:p>
                </table:table-cell>
                <table:table-cell table:style-name="Tabela5.A1" office:value-type="string">
                  <text:p text:style-name="P5">C</text:p>
                </table:table-cell>
                <table:table-cell table:style-name="Tabela5.A1" office:value-type="string">
                  <text:p text:style-name="P5">D</text:p>
                </table:table-cell>
                <table:table-cell table:style-name="Tabela5.A1" office:value-type="string">
                  <text:p text:style-name="P5">E</text:p>
                </table:table-cell>
              </table:table-row>
              <table:table-row>
                <table:table-cell table:style-name="Tabela5.A1" office:value-type="string">
                  <text:p text:style-name="P9">61</text:p>
                </table:table-cell>
                <table:table-cell table:style-name="Tabela5.A1" office:value-type="string">
                  <text:p text:style-name="P8"><draw:custom-shape text:anchor-type="as-char" draw:z-index="152" draw:name="Forma2" draw:style-name="gr45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3" draw:name="Forma2" draw:style-name="gr44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4" draw:name="Forma2" draw:style-name="gr44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5" draw:name="Forma2" draw:style-name="gr44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6" draw:name="Forma2" draw:style-name="gr44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2</text:p>
                </table:table-cell>
                <table:table-cell table:style-name="Tabela5.A1" office:value-type="string">
                  <text:p text:style-name="P8"><draw:custom-shape text:anchor-type="as-char" draw:z-index="157" draw:name="Forma2" draw:style-name="gr44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8" draw:name="Forma2" draw:style-name="gr44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59" draw:name="Forma2" draw:style-name="gr44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0" draw:name="Forma2" draw:style-name="gr44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1" draw:name="Forma2" draw:style-name="gr44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3</text:p>
                </table:table-cell>
                <table:table-cell table:style-name="Tabela5.A1" office:value-type="string">
                  <text:p text:style-name="P8"><draw:custom-shape text:anchor-type="as-char" draw:z-index="162" draw:name="Forma2" draw:style-name="gr44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3" draw:name="Forma2" draw:style-name="gr43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4" draw:name="Forma2" draw:style-name="gr43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5" draw:name="Forma2" draw:style-name="gr43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6" draw:name="Forma2" draw:style-name="gr43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4</text:p>
                </table:table-cell>
                <table:table-cell table:style-name="Tabela5.A1" office:value-type="string">
                  <text:p text:style-name="P8"><draw:custom-shape text:anchor-type="as-char" draw:z-index="167" draw:name="Forma2" draw:style-name="gr43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8" draw:name="Forma2" draw:style-name="gr43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69" draw:name="Forma2" draw:style-name="gr43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0" draw:name="Forma2" draw:style-name="gr43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1" draw:name="Forma2" draw:style-name="gr43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5</text:p>
                </table:table-cell>
                <table:table-cell table:style-name="Tabela5.A1" office:value-type="string">
                  <text:p text:style-name="P8"><draw:custom-shape text:anchor-type="as-char" draw:z-index="172" draw:name="Forma2" draw:style-name="gr43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3" draw:name="Forma2" draw:style-name="gr42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4" draw:name="Forma2" draw:style-name="gr42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5" draw:name="Forma2" draw:style-name="gr42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6" draw:name="Forma2" draw:style-name="gr42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6</text:p>
                </table:table-cell>
                <table:table-cell table:style-name="Tabela5.A1" office:value-type="string">
                  <text:p text:style-name="P8"><draw:custom-shape text:anchor-type="as-char" draw:z-index="177" draw:name="Forma2" draw:style-name="gr42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8" draw:name="Forma2" draw:style-name="gr42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79" draw:name="Forma2" draw:style-name="gr42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0" draw:name="Forma2" draw:style-name="gr42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1" draw:name="Forma2" draw:style-name="gr42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7</text:p>
                </table:table-cell>
                <table:table-cell table:style-name="Tabela5.A1" office:value-type="string">
                  <text:p text:style-name="P8"><draw:custom-shape text:anchor-type="as-char" draw:z-index="182" draw:name="Forma2" draw:style-name="gr42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3" draw:name="Forma2" draw:style-name="gr41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4" draw:name="Forma2" draw:style-name="gr41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5" draw:name="Forma2" draw:style-name="gr41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6" draw:name="Forma2" draw:style-name="gr41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8</text:p>
                </table:table-cell>
                <table:table-cell table:style-name="Tabela5.A1" office:value-type="string">
                  <text:p text:style-name="P8"><draw:custom-shape text:anchor-type="as-char" draw:z-index="187" draw:name="Forma2" draw:style-name="gr41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8" draw:name="Forma2" draw:style-name="gr41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89" draw:name="Forma2" draw:style-name="gr41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0" draw:name="Forma2" draw:style-name="gr41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1" draw:name="Forma2" draw:style-name="gr41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6</text:span>9</text:p>
                </table:table-cell>
                <table:table-cell table:style-name="Tabela5.A1" office:value-type="string">
                  <text:p text:style-name="P8"><draw:custom-shape text:anchor-type="as-char" draw:z-index="192" draw:name="Forma2" draw:style-name="gr41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3" draw:name="Forma2" draw:style-name="gr40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4" draw:name="Forma2" draw:style-name="gr40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5" draw:name="Forma2" draw:style-name="gr40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6" draw:name="Forma2" draw:style-name="gr40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0</text:p>
                </table:table-cell>
                <table:table-cell table:style-name="Tabela5.A1" office:value-type="string">
                  <text:p text:style-name="P8"><draw:custom-shape text:anchor-type="as-char" draw:z-index="197" draw:name="Forma2" draw:style-name="gr40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8" draw:name="Forma2" draw:style-name="gr40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199" draw:name="Forma2" draw:style-name="gr40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0" draw:name="Forma2" draw:style-name="gr40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1" draw:name="Forma2" draw:style-name="gr40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1</text:p>
                </table:table-cell>
                <table:table-cell table:style-name="Tabela5.A1" office:value-type="string">
                  <text:p text:style-name="P8"><draw:custom-shape text:anchor-type="as-char" draw:z-index="202" draw:name="Forma2" draw:style-name="gr40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3" draw:name="Forma2" draw:style-name="gr39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4" draw:name="Forma2" draw:style-name="gr39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5" draw:name="Forma2" draw:style-name="gr39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6" draw:name="Forma2" draw:style-name="gr39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2</text:p>
                </table:table-cell>
                <table:table-cell table:style-name="Tabela5.A1" office:value-type="string">
                  <text:p text:style-name="P8"><draw:custom-shape text:anchor-type="as-char" draw:z-index="207" draw:name="Forma2" draw:style-name="gr39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8" draw:name="Forma2" draw:style-name="gr39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09" draw:name="Forma2" draw:style-name="gr39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0" draw:name="Forma2" draw:style-name="gr39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1" draw:name="Forma2" draw:style-name="gr39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3</text:p>
                </table:table-cell>
                <table:table-cell table:style-name="Tabela5.A1" office:value-type="string">
                  <text:p text:style-name="P8"><draw:custom-shape text:anchor-type="as-char" draw:z-index="212" draw:name="Forma2" draw:style-name="gr39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3" draw:name="Forma2" draw:style-name="gr38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4" draw:name="Forma2" draw:style-name="gr38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5" draw:name="Forma2" draw:style-name="gr38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6" draw:name="Forma2" draw:style-name="gr38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4</text:p>
                </table:table-cell>
                <table:table-cell table:style-name="Tabela5.A1" office:value-type="string">
                  <text:p text:style-name="P8"><draw:custom-shape text:anchor-type="as-char" draw:z-index="217" draw:name="Forma2" draw:style-name="gr38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8" draw:name="Forma2" draw:style-name="gr38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19" draw:name="Forma2" draw:style-name="gr38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20" draw:name="Forma2" draw:style-name="gr38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21" draw:name="Forma2" draw:style-name="gr38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5.A1" office:value-type="string">
                  <text:p text:style-name="P5"><text:span text:style-name="T3">7</text:span>5</text:p>
                </table:table-cell>
                <table:table-cell table:style-name="Tabela5.A1" office:value-type="string">
                  <text:p text:style-name="P8"><draw:custom-shape text:anchor-type="as-char" draw:z-index="222" draw:name="Forma2" draw:style-name="gr38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23" draw:name="Forma2" draw:style-name="gr37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24" draw:name="Forma2" draw:style-name="gr37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25" draw:name="Forma2" draw:style-name="gr37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5.A1" office:value-type="string">
                  <text:p text:style-name="P8"><draw:custom-shape text:anchor-type="as-char" draw:z-index="226" draw:name="Forma2" draw:style-name="gr37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covered-table-cell/>
          <table:table-cell table:style-name="Tabela1.A1" office:value-type="string">
            <table:table table:name="Tabela8" table:style-name="Tabela8">
              <table:table-column table:style-name="Tabela8.A"/>
              <table:table-column table:style-name="Tabela8.B" table:number-columns-repeated="2"/>
              <table:table-column table:style-name="Tabela8.D"/>
              <table:table-column table:style-name="Tabela8.B"/>
              <table:table-column table:style-name="Tabela8.F"/>
              <table:table-row>
                <table:table-cell table:style-name="Tabela8.A1" office:value-type="string">
                  <text:p text:style-name="P4"/>
                </table:table-cell>
                <table:table-cell table:style-name="Tabela8.A1" office:value-type="string">
                  <text:p text:style-name="P5">A</text:p>
                </table:table-cell>
                <table:table-cell table:style-name="Tabela8.A1" office:value-type="string">
                  <text:p text:style-name="P5">B</text:p>
                </table:table-cell>
                <table:table-cell table:style-name="Tabela8.A1" office:value-type="string">
                  <text:p text:style-name="P5">C</text:p>
                </table:table-cell>
                <table:table-cell table:style-name="Tabela8.A1" office:value-type="string">
                  <text:p text:style-name="P5">D</text:p>
                </table:table-cell>
                <table:table-cell table:style-name="Tabela8.A1" office:value-type="string">
                  <text:p text:style-name="P5">E</text:p>
                </table:table-cell>
              </table:table-row>
              <table:table-row>
                <table:table-cell table:style-name="Tabela8.A1" office:value-type="string">
                  <text:p text:style-name="P9">76</text:p>
                </table:table-cell>
                <table:table-cell table:style-name="Tabela8.A1" office:value-type="string">
                  <text:p text:style-name="P8"><draw:custom-shape text:anchor-type="as-char" draw:z-index="377" draw:name="Forma2" draw:style-name="gr22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78" draw:name="Forma2" draw:style-name="gr22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79" draw:name="Forma2" draw:style-name="gr22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0" draw:name="Forma2" draw:style-name="gr22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1" draw:name="Forma2" draw:style-name="gr22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77</text:p>
                </table:table-cell>
                <table:table-cell table:style-name="Tabela8.A1" office:value-type="string">
                  <text:p text:style-name="P8"><draw:custom-shape text:anchor-type="as-char" draw:z-index="382" draw:name="Forma2" draw:style-name="gr22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3" draw:name="Forma2" draw:style-name="gr21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4" draw:name="Forma2" draw:style-name="gr21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5" draw:name="Forma2" draw:style-name="gr21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6" draw:name="Forma2" draw:style-name="gr21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78</text:p>
                </table:table-cell>
                <table:table-cell table:style-name="Tabela8.A1" office:value-type="string">
                  <text:p text:style-name="P8"><draw:custom-shape text:anchor-type="as-char" draw:z-index="387" draw:name="Forma2" draw:style-name="gr21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8" draw:name="Forma2" draw:style-name="gr21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89" draw:name="Forma2" draw:style-name="gr21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0" draw:name="Forma2" draw:style-name="gr21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1" draw:name="Forma2" draw:style-name="gr21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5"><text:span text:style-name="T3">79</text:span></text:p>
                </table:table-cell>
                <table:table-cell table:style-name="Tabela8.A1" office:value-type="string">
                  <text:p text:style-name="P8"><draw:custom-shape text:anchor-type="as-char" draw:z-index="392" draw:name="Forma2" draw:style-name="gr21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3" draw:name="Forma2" draw:style-name="gr20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4" draw:name="Forma2" draw:style-name="gr20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5" draw:name="Forma2" draw:style-name="gr20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6" draw:name="Forma2" draw:style-name="gr20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0</text:p>
                </table:table-cell>
                <table:table-cell table:style-name="Tabela8.A1" office:value-type="string">
                  <text:p text:style-name="P8"><draw:custom-shape text:anchor-type="as-char" draw:z-index="397" draw:name="Forma2" draw:style-name="gr20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8" draw:name="Forma2" draw:style-name="gr20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399" draw:name="Forma2" draw:style-name="gr20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0" draw:name="Forma2" draw:style-name="gr20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1" draw:name="Forma2" draw:style-name="gr20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1</text:p>
                </table:table-cell>
                <table:table-cell table:style-name="Tabela8.A1" office:value-type="string">
                  <text:p text:style-name="P8"><draw:custom-shape text:anchor-type="as-char" draw:z-index="402" draw:name="Forma2" draw:style-name="gr20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3" draw:name="Forma2" draw:style-name="gr19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4" draw:name="Forma2" draw:style-name="gr19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5" draw:name="Forma2" draw:style-name="gr19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6" draw:name="Forma2" draw:style-name="gr19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6">8<text:span text:style-name="T3">2</text:span></text:p>
                </table:table-cell>
                <table:table-cell table:style-name="Tabela8.A1" office:value-type="string">
                  <text:p text:style-name="P8"><draw:custom-shape text:anchor-type="as-char" draw:z-index="407" draw:name="Forma2" draw:style-name="gr19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8" draw:name="Forma2" draw:style-name="gr19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09" draw:name="Forma2" draw:style-name="gr19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0" draw:name="Forma2" draw:style-name="gr19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1" draw:name="Forma2" draw:style-name="gr19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5">8<text:span text:style-name="T3">3</text:span></text:p>
                </table:table-cell>
                <table:table-cell table:style-name="Tabela8.A1" office:value-type="string">
                  <text:p text:style-name="P8"><draw:custom-shape text:anchor-type="as-char" draw:z-index="412" draw:name="Forma2" draw:style-name="gr19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3" draw:name="Forma2" draw:style-name="gr18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4" draw:name="Forma2" draw:style-name="gr18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5" draw:name="Forma2" draw:style-name="gr18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6" draw:name="Forma2" draw:style-name="gr18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4</text:p>
                </table:table-cell>
                <table:table-cell table:style-name="Tabela8.A1" office:value-type="string">
                  <text:p text:style-name="P8"><draw:custom-shape text:anchor-type="as-char" draw:z-index="417" draw:name="Forma2" draw:style-name="gr18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8" draw:name="Forma2" draw:style-name="gr18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19" draw:name="Forma2" draw:style-name="gr18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0" draw:name="Forma2" draw:style-name="gr18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1" draw:name="Forma2" draw:style-name="gr18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5</text:p>
                </table:table-cell>
                <table:table-cell table:style-name="Tabela8.A1" office:value-type="string">
                  <text:p text:style-name="P8"><draw:custom-shape text:anchor-type="as-char" draw:z-index="422" draw:name="Forma2" draw:style-name="gr18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3" draw:name="Forma2" draw:style-name="gr17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4" draw:name="Forma2" draw:style-name="gr17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5" draw:name="Forma2" draw:style-name="gr17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6" draw:name="Forma2" draw:style-name="gr17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6</text:p>
                </table:table-cell>
                <table:table-cell table:style-name="Tabela8.A1" office:value-type="string">
                  <text:p text:style-name="P8"><draw:custom-shape text:anchor-type="as-char" draw:z-index="427" draw:name="Forma2" draw:style-name="gr17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8" draw:name="Forma2" draw:style-name="gr17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29" draw:name="Forma2" draw:style-name="gr17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0" draw:name="Forma2" draw:style-name="gr17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1" draw:name="Forma2" draw:style-name="gr17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7</text:p>
                </table:table-cell>
                <table:table-cell table:style-name="Tabela8.A1" office:value-type="string">
                  <text:p text:style-name="P8"><draw:custom-shape text:anchor-type="as-char" draw:z-index="432" draw:name="Forma2" draw:style-name="gr17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3" draw:name="Forma2" draw:style-name="gr16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4" draw:name="Forma2" draw:style-name="gr16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5" draw:name="Forma2" draw:style-name="gr16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6" draw:name="Forma2" draw:style-name="gr16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8</text:p>
                </table:table-cell>
                <table:table-cell table:style-name="Tabela8.A1" office:value-type="string">
                  <text:p text:style-name="P8"><draw:custom-shape text:anchor-type="as-char" draw:z-index="437" draw:name="Forma2" draw:style-name="gr16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8" draw:name="Forma2" draw:style-name="gr16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39" draw:name="Forma2" draw:style-name="gr16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0" draw:name="Forma2" draw:style-name="gr16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1" draw:name="Forma2" draw:style-name="gr16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89</text:p>
                </table:table-cell>
                <table:table-cell table:style-name="Tabela8.A1" office:value-type="string">
                  <text:p text:style-name="P8"><draw:custom-shape text:anchor-type="as-char" draw:z-index="442" draw:name="Forma2" draw:style-name="gr16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3" draw:name="Forma2" draw:style-name="gr15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4" draw:name="Forma2" draw:style-name="gr15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5" draw:name="Forma2" draw:style-name="gr15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6" draw:name="Forma2" draw:style-name="gr15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>
                <table:table-cell table:style-name="Tabela8.A1" office:value-type="string">
                  <text:p text:style-name="P9">90</text:p>
                </table:table-cell>
                <table:table-cell table:style-name="Tabela8.A1" office:value-type="string">
                  <text:p text:style-name="P8"><draw:custom-shape text:anchor-type="as-char" draw:z-index="447" draw:name="Forma2" draw:style-name="gr15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8" draw:name="Forma2" draw:style-name="gr15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49" draw:name="Forma2" draw:style-name="gr15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50" draw:name="Forma2" draw:style-name="gr15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8.A1" office:value-type="string">
                  <text:p text:style-name="P8"><draw:custom-shape text:anchor-type="as-char" draw:z-index="451" draw:name="Forma2" draw:style-name="gr15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table-cell table:style-name="Tabela1.A1" office:value-type="string"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column table:style-name="Tabela9.B" table:number-columns-repeated="3"/>
              <table:table-row table:style-name="Tabela9.1">
                <table:table-cell table:style-name="Tabela9.A1" office:value-type="string">
                  <text:p text:style-name="P4"/>
                </table:table-cell>
                <table:table-cell table:style-name="Tabela9.A1" office:value-type="string">
                  <text:p text:style-name="P5">A</text:p>
                </table:table-cell>
                <table:table-cell table:style-name="Tabela9.A1" office:value-type="string">
                  <text:p text:style-name="P5">B</text:p>
                </table:table-cell>
                <table:table-cell table:style-name="Tabela9.A1" office:value-type="string">
                  <text:p text:style-name="P5">C</text:p>
                </table:table-cell>
                <table:table-cell table:style-name="Tabela9.A1" office:value-type="string">
                  <text:p text:style-name="P5">D</text:p>
                </table:table-cell>
                <table:table-cell table:style-name="Tabela9.A1" office:value-type="string">
                  <text:p text:style-name="P5">E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1</text:p>
                </table:table-cell>
                <table:table-cell table:style-name="Tabela9.A1" office:value-type="string">
                  <text:p text:style-name="P8"><draw:custom-shape text:anchor-type="as-char" draw:z-index="452" draw:name="Forma2" draw:style-name="gr15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3" draw:name="Forma2" draw:style-name="gr14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4" draw:name="Forma2" draw:style-name="gr14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5" draw:name="Forma2" draw:style-name="gr14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6" draw:name="Forma2" draw:style-name="gr14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2</text:p>
                </table:table-cell>
                <table:table-cell table:style-name="Tabela9.A1" office:value-type="string">
                  <text:p text:style-name="P8"><draw:custom-shape text:anchor-type="as-char" draw:z-index="457" draw:name="Forma2" draw:style-name="gr14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8" draw:name="Forma2" draw:style-name="gr14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59" draw:name="Forma2" draw:style-name="gr14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0" draw:name="Forma2" draw:style-name="gr14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1" draw:name="Forma2" draw:style-name="gr14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3</text:p>
                </table:table-cell>
                <table:table-cell table:style-name="Tabela9.A1" office:value-type="string">
                  <text:p text:style-name="P8"><draw:custom-shape text:anchor-type="as-char" draw:z-index="462" draw:name="Forma2" draw:style-name="gr14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3" draw:name="Forma2" draw:style-name="gr13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4" draw:name="Forma2" draw:style-name="gr13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5" draw:name="Forma2" draw:style-name="gr13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6" draw:name="Forma2" draw:style-name="gr13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4</text:p>
                </table:table-cell>
                <table:table-cell table:style-name="Tabela9.A1" office:value-type="string">
                  <text:p text:style-name="P8"><draw:custom-shape text:anchor-type="as-char" draw:z-index="467" draw:name="Forma2" draw:style-name="gr13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8" draw:name="Forma2" draw:style-name="gr13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69" draw:name="Forma2" draw:style-name="gr13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0" draw:name="Forma2" draw:style-name="gr13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1" draw:name="Forma2" draw:style-name="gr13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5</text:p>
                </table:table-cell>
                <table:table-cell table:style-name="Tabela9.A1" office:value-type="string">
                  <text:p text:style-name="P8"><draw:custom-shape text:anchor-type="as-char" draw:z-index="472" draw:name="Forma2" draw:style-name="gr13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3" draw:name="Forma2" draw:style-name="gr12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4" draw:name="Forma2" draw:style-name="gr12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5" draw:name="Forma2" draw:style-name="gr12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6" draw:name="Forma2" draw:style-name="gr12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6</text:p>
                </table:table-cell>
                <table:table-cell table:style-name="Tabela9.A1" office:value-type="string">
                  <text:p text:style-name="P8"><draw:custom-shape text:anchor-type="as-char" draw:z-index="477" draw:name="Forma2" draw:style-name="gr12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8" draw:name="Forma2" draw:style-name="gr12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79" draw:name="Forma2" draw:style-name="gr12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0" draw:name="Forma2" draw:style-name="gr12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1" draw:name="Forma2" draw:style-name="gr12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7</text:p>
                </table:table-cell>
                <table:table-cell table:style-name="Tabela9.A1" office:value-type="string">
                  <text:p text:style-name="P8"><draw:custom-shape text:anchor-type="as-char" draw:z-index="482" draw:name="Forma2" draw:style-name="gr12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3" draw:name="Forma2" draw:style-name="gr11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4" draw:name="Forma2" draw:style-name="gr11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5" draw:name="Forma2" draw:style-name="gr11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6" draw:name="Forma2" draw:style-name="gr11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8</text:p>
                </table:table-cell>
                <table:table-cell table:style-name="Tabela9.A1" office:value-type="string">
                  <text:p text:style-name="P8"><draw:custom-shape text:anchor-type="as-char" draw:z-index="487" draw:name="Forma2" draw:style-name="gr11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8" draw:name="Forma2" draw:style-name="gr11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89" draw:name="Forma2" draw:style-name="gr11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0" draw:name="Forma2" draw:style-name="gr11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1" draw:name="Forma2" draw:style-name="gr11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<text:span text:style-name="T3">9</text:span>9</text:p>
                </table:table-cell>
                <table:table-cell table:style-name="Tabela9.A1" office:value-type="string">
                  <text:p text:style-name="P8"><draw:custom-shape text:anchor-type="as-char" draw:z-index="492" draw:name="Forma2" draw:style-name="gr11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3" draw:name="Forma2" draw:style-name="gr10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4" draw:name="Forma2" draw:style-name="gr10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5" draw:name="Forma2" draw:style-name="gr10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6" draw:name="Forma2" draw:style-name="gr10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0</text:p>
                </table:table-cell>
                <table:table-cell table:style-name="Tabela9.A1" office:value-type="string">
                  <text:p text:style-name="P8"><draw:custom-shape text:anchor-type="as-char" draw:z-index="497" draw:name="Forma2" draw:style-name="gr10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8" draw:name="Forma2" draw:style-name="gr10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499" draw:name="Forma2" draw:style-name="gr10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0" draw:name="Forma2" draw:style-name="gr10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1" draw:name="Forma2" draw:style-name="gr10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1</text:p>
                </table:table-cell>
                <table:table-cell table:style-name="Tabela9.A1" office:value-type="string">
                  <text:p text:style-name="P8"><draw:custom-shape text:anchor-type="as-char" draw:z-index="502" draw:name="Forma2" draw:style-name="gr10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3" draw:name="Forma2" draw:style-name="gr9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4" draw:name="Forma2" draw:style-name="gr9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5" draw:name="Forma2" draw:style-name="gr9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6" draw:name="Forma2" draw:style-name="gr9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2</text:p>
                </table:table-cell>
                <table:table-cell table:style-name="Tabela9.A1" office:value-type="string">
                  <text:p text:style-name="P8"><draw:custom-shape text:anchor-type="as-char" draw:z-index="507" draw:name="Forma2" draw:style-name="gr9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8" draw:name="Forma2" draw:style-name="gr9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09" draw:name="Forma2" draw:style-name="gr9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0" draw:name="Forma2" draw:style-name="gr9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1" draw:name="Forma2" draw:style-name="gr9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3</text:p>
                </table:table-cell>
                <table:table-cell table:style-name="Tabela9.A1" office:value-type="string">
                  <text:p text:style-name="P8"><draw:custom-shape text:anchor-type="as-char" draw:z-index="512" draw:name="Forma2" draw:style-name="gr9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3" draw:name="Forma2" draw:style-name="gr8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4" draw:name="Forma2" draw:style-name="gr8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5" draw:name="Forma2" draw:style-name="gr8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6" draw:name="Forma2" draw:style-name="gr8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4</text:p>
                </table:table-cell>
                <table:table-cell table:style-name="Tabela9.A1" office:value-type="string">
                  <text:p text:style-name="P8"><draw:custom-shape text:anchor-type="as-char" draw:z-index="517" draw:name="Forma2" draw:style-name="gr8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8" draw:name="Forma2" draw:style-name="gr8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19" draw:name="Forma2" draw:style-name="gr8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20" draw:name="Forma2" draw:style-name="gr8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21" draw:name="Forma2" draw:style-name="gr8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9.1">
                <table:table-cell table:style-name="Tabela9.A1" office:value-type="string">
                  <text:p text:style-name="P5">1<text:span text:style-name="T3">0</text:span>5</text:p>
                </table:table-cell>
                <table:table-cell table:style-name="Tabela9.A1" office:value-type="string">
                  <text:p text:style-name="P8"><draw:custom-shape text:anchor-type="as-char" draw:z-index="522" draw:name="Forma2" draw:style-name="gr8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23" draw:name="Forma2" draw:style-name="gr7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24" draw:name="Forma2" draw:style-name="gr7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25" draw:name="Forma2" draw:style-name="gr7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9.A1" office:value-type="string">
                  <text:p text:style-name="P8"><draw:custom-shape text:anchor-type="as-char" draw:z-index="526" draw:name="Forma2" draw:style-name="gr7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table-cell table:style-name="Tabela1.A1" table:number-columns-spanned="2" office:value-type="string">
            <table:table table:name="Tabela10" table:style-name="Tabela10">
              <table:table-column table:style-name="Tabela10.A"/>
              <table:table-column table:style-name="Tabela10.B" table:number-columns-repeated="2"/>
              <table:table-column table:style-name="Tabela10.D"/>
              <table:table-column table:style-name="Tabela10.E"/>
              <table:table-column table:style-name="Tabela10.F"/>
              <table:table-row table:style-name="Tabela10.1">
                <table:table-cell table:style-name="Tabela10.A1" office:value-type="string">
                  <text:p text:style-name="P21"/>
                </table:table-cell>
                <table:table-cell table:style-name="Tabela10.A1" office:value-type="string">
                  <text:p text:style-name="P21">A</text:p>
                </table:table-cell>
                <table:table-cell table:style-name="Tabela10.A1" office:value-type="string">
                  <text:p text:style-name="P21">B</text:p>
                </table:table-cell>
                <table:table-cell table:style-name="Tabela10.A1" office:value-type="string">
                  <text:p text:style-name="P21">C</text:p>
                </table:table-cell>
                <table:table-cell table:style-name="Tabela10.A1" office:value-type="string">
                  <text:p text:style-name="P21">D</text:p>
                </table:table-cell>
                <table:table-cell table:style-name="Tabela10.A1" office:value-type="string">
                  <text:p text:style-name="P21">E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06</text:span></text:p>
                </table:table-cell>
                <table:table-cell table:style-name="Tabela10.A1" office:value-type="string">
                  <text:p text:style-name="P21"><draw:custom-shape text:anchor-type="as-char" draw:z-index="527" draw:name="Forma2" draw:style-name="gr7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28" draw:name="Forma2" draw:style-name="gr7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29" draw:name="Forma2" draw:style-name="gr7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0" draw:name="Forma2" draw:style-name="gr7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1" draw:name="Forma2" draw:style-name="gr7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07</text:p>
                </table:table-cell>
                <table:table-cell table:style-name="Tabela10.A1" office:value-type="string">
                  <text:p text:style-name="P21"><draw:custom-shape text:anchor-type="as-char" draw:z-index="532" draw:name="Forma2" draw:style-name="gr7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3" draw:name="Forma2" draw:style-name="gr6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4" draw:name="Forma2" draw:style-name="gr6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5" draw:name="Forma2" draw:style-name="gr6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6" draw:name="Forma2" draw:style-name="gr6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08</text:p>
                </table:table-cell>
                <table:table-cell table:style-name="Tabela10.A1" office:value-type="string">
                  <text:p text:style-name="P21"><draw:custom-shape text:anchor-type="as-char" draw:z-index="537" draw:name="Forma2" draw:style-name="gr6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8" draw:name="Forma2" draw:style-name="gr6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39" draw:name="Forma2" draw:style-name="gr6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0" draw:name="Forma2" draw:style-name="gr6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1" draw:name="Forma2" draw:style-name="gr6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09</text:p>
                </table:table-cell>
                <table:table-cell table:style-name="Tabela10.A1" office:value-type="string">
                  <text:p text:style-name="P21"><draw:custom-shape text:anchor-type="as-char" draw:z-index="542" draw:name="Forma2" draw:style-name="gr6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3" draw:name="Forma2" draw:style-name="gr5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4" draw:name="Forma2" draw:style-name="gr5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5" draw:name="Forma2" draw:style-name="gr5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6" draw:name="Forma2" draw:style-name="gr5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10</text:p>
                </table:table-cell>
                <table:table-cell table:style-name="Tabela10.A1" office:value-type="string">
                  <text:p text:style-name="P21"><draw:custom-shape text:anchor-type="as-char" draw:z-index="547" draw:name="Forma2" draw:style-name="gr5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8" draw:name="Forma2" draw:style-name="gr5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49" draw:name="Forma2" draw:style-name="gr5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0" draw:name="Forma2" draw:style-name="gr5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1" draw:name="Forma2" draw:style-name="gr5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11</text:p>
                </table:table-cell>
                <table:table-cell table:style-name="Tabela10.A1" office:value-type="string">
                  <text:p text:style-name="P21"><draw:custom-shape text:anchor-type="as-char" draw:z-index="552" draw:name="Forma2" draw:style-name="gr5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3" draw:name="Forma2" draw:style-name="gr4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4" draw:name="Forma2" draw:style-name="gr4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5" draw:name="Forma2" draw:style-name="gr4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6" draw:name="Forma2" draw:style-name="gr4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12</text:p>
                </table:table-cell>
                <table:table-cell table:style-name="Tabela10.A1" office:value-type="string">
                  <text:p text:style-name="P21"><draw:custom-shape text:anchor-type="as-char" draw:z-index="557" draw:name="Forma2" draw:style-name="gr4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8" draw:name="Forma2" draw:style-name="gr4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59" draw:name="Forma2" draw:style-name="gr4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0" draw:name="Forma2" draw:style-name="gr4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1" draw:name="Forma2" draw:style-name="gr4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13</text:p>
                </table:table-cell>
                <table:table-cell table:style-name="Tabela10.A1" office:value-type="string">
                  <text:p text:style-name="P21"><draw:custom-shape text:anchor-type="as-char" draw:z-index="562" draw:name="Forma2" draw:style-name="gr4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3" draw:name="Forma2" draw:style-name="gr3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4" draw:name="Forma2" draw:style-name="gr3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5" draw:name="Forma2" draw:style-name="gr3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6" draw:name="Forma2" draw:style-name="gr3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14</text:p>
                </table:table-cell>
                <table:table-cell table:style-name="Tabela10.A1" office:value-type="string">
                  <text:p text:style-name="P21"><draw:custom-shape text:anchor-type="as-char" draw:z-index="567" draw:name="Forma2" draw:style-name="gr3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8" draw:name="Forma2" draw:style-name="gr3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69" draw:name="Forma2" draw:style-name="gr3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0" draw:name="Forma2" draw:style-name="gr3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1" draw:name="Forma2" draw:style-name="gr3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15</text:span></text:p>
                </table:table-cell>
                <table:table-cell table:style-name="Tabela10.A1" office:value-type="string">
                  <text:p text:style-name="P21"><draw:custom-shape text:anchor-type="as-char" draw:z-index="572" draw:name="Forma2" draw:style-name="gr3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3" draw:name="Forma2" draw:style-name="gr2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4" draw:name="Forma2" draw:style-name="gr2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5" draw:name="Forma2" draw:style-name="gr2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6" draw:name="Forma2" draw:style-name="gr2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16</text:span></text:p>
                </table:table-cell>
                <table:table-cell table:style-name="Tabela10.A1" office:value-type="string">
                  <text:p text:style-name="P21"><draw:custom-shape text:anchor-type="as-char" draw:z-index="577" draw:name="Forma2" draw:style-name="gr2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8" draw:name="Forma2" draw:style-name="gr2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79" draw:name="Forma2" draw:style-name="gr2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0" draw:name="Forma2" draw:style-name="gr2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1" draw:name="Forma2" draw:style-name="gr2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17</text:span></text:p>
                </table:table-cell>
                <table:table-cell table:style-name="Tabela10.A1" office:value-type="string">
                  <text:p text:style-name="P21"><draw:custom-shape text:anchor-type="as-char" draw:z-index="582" draw:name="Forma2" draw:style-name="gr2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3" draw:name="Forma2" draw:style-name="gr1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4" draw:name="Forma2" draw:style-name="gr1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5" draw:name="Forma2" draw:style-name="gr1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6" draw:name="Forma2" draw:style-name="gr1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18</text:span></text:p>
                </table:table-cell>
                <table:table-cell table:style-name="Tabela10.A1" office:value-type="string">
                  <text:p text:style-name="P21"><draw:custom-shape text:anchor-type="as-char" draw:z-index="587" draw:name="Forma2" draw:style-name="gr1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8" draw:name="Forma2" draw:style-name="gr1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89" draw:name="Forma2" draw:style-name="gr1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0" draw:name="Forma2" draw:style-name="gr1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1" draw:name="Forma2" draw:style-name="gr1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19</text:span></text:p>
                </table:table-cell>
                <table:table-cell table:style-name="Tabela10.A1" office:value-type="string">
                  <text:p text:style-name="P21"><draw:custom-shape text:anchor-type="as-char" draw:z-index="592" draw:name="Forma2" draw:style-name="gr10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3" draw:name="Forma2" draw:style-name="gr9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4" draw:name="Forma2" draw:style-name="gr8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5" draw:name="Forma2" draw:style-name="gr7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6" draw:name="Forma2" draw:style-name="gr6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  <table:table-row table:style-name="Tabela10.1">
                <table:table-cell table:style-name="Tabela10.A1" office:value-type="string">
                  <text:p text:style-name="P21">1<text:span text:style-name="T3">20</text:span></text:p>
                </table:table-cell>
                <table:table-cell table:style-name="Tabela10.A1" office:value-type="string">
                  <text:p text:style-name="P21"><draw:custom-shape text:anchor-type="as-char" draw:z-index="597" draw:name="Forma2" draw:style-name="gr5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8" draw:name="Forma2" draw:style-name="gr4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599" draw:name="Forma2" draw:style-name="gr3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600" draw:name="Forma2" draw:style-name="gr2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  <table:table-cell table:style-name="Tabela10.A1" office:value-type="string">
                  <text:p text:style-name="P21"><draw:custom-shape text:anchor-type="as-char" draw:z-index="601" draw:name="Forma2" draw:style-name="gr1" draw:text-style-name="P22" svg:width="0.5cm" svg:height="0.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/text:p>
                </table:table-cell>
              </table:table-row>
            </table:table>
            <text:p text:style-name="P20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" svg:font-family="Times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fo:color="#000000" style:text-outline="false" style:text-line-through-style="none" style:text-line-through-type="none" style:font-name="Times" fo:font-family="Times" style:font-family-generic="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adrão.1" style:display-name="Estilo padrão.1" style:family="table-cell">
      <style:table-cell-properties fo:border-left="0.51pt solid #000000" fo:border-top="0.51pt solid #000000" fo:border-bottom="0.51pt solid #000000"/>
    </style:style>
    <style:style style:name="Estilo_20_padrão.2" style:display-name="Estilo padrão.2" style:family="table-cell">
      <style:table-cell-properties fo:border-left="0.51pt solid #000000" fo:border-bottom="0.51pt solid #000000"/>
    </style:style>
    <style:style style:name="Estilo_20_padrão.3" style:display-name="Estilo padrão.3" style:family="table-cell">
      <style:table-cell-properties fo:border-left="0.51pt solid #000000" fo:border-bottom="0.51pt solid #000000"/>
    </style:style>
    <style:style style:name="Estilo_20_padrão.4" style:display-name="Estilo padrão.4" style:family="table-cell">
      <style:table-cell-properties fo:border-left="0.51pt solid #000000" fo:border-right="0.51pt solid #000000" fo:border-bottom="0.51pt solid #000000"/>
    </style:style>
    <style:style style:name="Estilo_20_padrão.5" style:display-name="Estilo padrão.5" style:family="table-cell">
      <style:table-cell-properties fo:border-left="0.51pt solid #000000" fo:border-bottom="0.51pt solid #000000"/>
    </style:style>
    <style:style style:name="Estilo_20_padrão.6" style:display-name="Estilo padrão.6" style:family="table-cell">
      <style:table-cell-properties fo:border-left="0.51pt solid #000000" fo:border-bottom="0.51pt solid #000000"/>
    </style:style>
    <style:style style:name="Estilo_20_padrão.7" style:display-name="Estilo padrão.7" style:family="table-cell">
      <style:table-cell-properties fo:border-left="0.51pt solid #000000" fo:border-bottom="0.51pt solid #000000"/>
    </style:style>
    <style:style style:name="Estilo_20_padrão.8" style:display-name="Estilo padrão.8" style:family="table-cell">
      <style:table-cell-properties fo:border-left="0.51pt solid #000000" fo:border-bottom="0.51pt solid #000000"/>
    </style:style>
    <style:style style:name="Estilo_20_padrão.9" style:display-name="Estilo padrão.9" style:family="table-cell">
      <style:table-cell-properties fo:border-left="0.51pt solid #000000" fo:border-bottom="0.51pt solid #000000"/>
    </style:style>
    <style:style style:name="Estilo_20_padrão.10" style:display-name="Estilo padrão.10" style:family="table-cell">
      <style:table-cell-properties fo:border-left="0.51pt solid #000000" fo:border-right="0.51pt solid #000000" fo:border-bottom="0.51pt solid #000000"/>
    </style:style>
    <style:style style:name="Estilo_20_padrão.11" style:display-name="Estilo padrão.11" style:family="table-cell">
      <style:table-cell-properties fo:border-left="0.51pt solid #000000" fo:border-top="0.51pt solid #000000" fo:border-bottom="0.51pt solid #000000"/>
    </style:style>
    <style:style style:name="Estilo_20_padrão.12" style:display-name="Estilo padrã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adrão.13" style:display-name="Estilo padrão.13" style:family="table-cell">
      <style:table-cell-properties fo:border-left="0.51pt solid #000000" fo:border-bottom="0.51pt solid #000000"/>
    </style:style>
    <style:style style:name="Estilo_20_padrão.14" style:display-name="Estilo padrão.14" style:family="table-cell">
      <style:table-cell-properties fo:border-left="0.51pt solid #000000" fo:border-right="0.51pt solid #000000" fo:border-bottom="0.51pt solid #000000"/>
    </style:style>
    <style:style style:name="Estilo_20_padrão.15" style:display-name="Estilo padrão.15" style:family="table-cell">
      <style:table-cell-properties fo:border-left="0.51pt solid #000000" fo:border-top="0.51pt solid #000000" fo:border-bottom="0.51pt solid #000000"/>
    </style:style>
    <style:style style:name="Estilo_20_padrão.16" style:display-name="Estilo padrã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adrão.1"/>
      <table:last-row table:style-name="Estilo_20_padrão.2"/>
      <table:first-column table:style-name="Estilo_20_padrão.3"/>
      <table:last-column table:style-name="Estilo_20_padrão.4"/>
      <table:body table:style-name="Estilo_20_padrão.9"/>
      <table:even-rows table:style-name="Estilo_20_padrão.5"/>
      <table:odd-rows table:style-name="Estilo_20_padrão.6"/>
      <table:even-columns table:style-name="Estilo_20_padrão.7"/>
      <table:odd-columns table:style-name="Estilo_20_padrão.8"/>
      <table:background table:style-name="Estilo_20_padrão.10"/>
      <loext:first-row-even-column table:style-name="Estilo_20_padrão.15"/>
      <loext:last-row-even-column table:style-name="Estilo_20_padrão.16"/>
      <loext:first-row-end-column table:style-name="Estilo_20_padrão.12"/>
      <loext:first-row-start-column table:style-name="Estilo_20_padrão.11"/>
      <loext:last-row-end-column table:style-name="Estilo_20_padrão.14"/>
      <loext:last-row-start-column table:style-name="Estilo_20_padrã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16:33:16.981143057</meta:creation-date>
    <dc:date>2020-04-26T18:30:35.287837342</dc:date>
    <meta:editing-duration>PT1H2M53S</meta:editing-duration>
    <meta:editing-cycles>12</meta:editing-cycles>
    <meta:generator>LibreOffice/6.3.5.2$Linux_X86_64 LibreOffice_project/30$Build-2</meta:generator>
    <meta:document-statistic meta:table-count="10" meta:image-count="0" meta:object-count="0" meta:page-count="1" meta:paragraph-count="764" meta:word-count="166" meta:character-count="381" meta:non-whitespace-character-count="379"/>
  </office:meta>
</office:document-meta>
</file>